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DejaVu Sans" style:font-name-complex="Lohit Marathi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formula="of:=MMULT({10;20|30;40}; {100;200|300;400})" office:value-type="float" office:value="7000" calcext:value-type="float">
            <text:p/>
          </table:table-cell>
          <table:table-cell table:number-columns-repeated="6"/>
        </table:table-row>
        <table:table-row table:style-name="ro1">
          <table:table-cell/>
          <table:table-cell table:formula="of:=SUM(MINVERSE({10;20|30;40}))" office:value-type="float" office:value="2.77555756156289E-017" calcext:value-type="float">
            <text:p/>
          </table:table-cell>
          <table:table-cell table:number-columns-repeated="2"/>
          <table:table-cell table:style-name="ce2" table:formula="of:=SUM({-0.2;0.1;0.15;-0.05}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SUM({-0.2;0.1|0.15;-0.05}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table:number-matrix-columns-spanned="2" table:number-matrix-rows-spanned="2" table:formula="of:=MINVERSE({10;20|30;40})" office:value-type="float" office:value="-0.2" calcext:value-type="float">
            <text:p/>
          </table:table-cell>
          <table:table-cell office:value-type="float" office:value="0.1" calcext:value-type="float">
            <text:p/>
          </table:table-cell>
          <table:table-cell/>
          <table:table-cell table:formula="of:=SUM({-0.2;0.15;0.1;-0.05}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/>
          <table:table-cell office:value-type="float" office:value="0.15" calcext:value-type="float">
            <text:p/>
          </table:table-cell>
          <table:table-cell office:value-type="float" office:value="-0.05" calcext:value-type="float">
            <text:p/>
          </table:table-cell>
          <table:table-cell/>
          <table:table-cell table:formula="of:=SUM({-0.2;-0.05;0.1;0.15})" office:value-type="float" office:value="0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B8:.C9])" office:value-type="float" office:value="4.16333634234434E-017" calcext:value-type="float">
            <text:p/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matrix-columns-spanned="2" table:number-matrix-rows-spanned="2" table:formula="of:=MINVERSE({40;30|20;10})" office:value-type="float" office:value="-0.05" calcext:value-type="float">
            <text:p/>
          </table:table-cell>
          <table:table-cell office:value-type="float" office:value="0.15" calcext:value-type="float">
            <text:p/>
          </table:table-cell>
          <table:table-cell/>
          <table:table-cell table:formula="of:=SUM([.B11:.C12])" office:value-type="float" office:value="-1.38777878078145E-017" calcext:value-type="float">
            <text:p/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/>
          <table:table-cell office:value-type="float" office:value="0.1" calcext:value-type="float">
            <text:p/>
          </table:table-cell>
          <table:table-cell office:value-type="float" office:value="-0.2" calcext:value-type="float">
            <text:p/>
          </table:table-cell>
          <table:table-cell/>
          <table:table-cell table:formula="of:=SUM([.G10:.H11])" office:value-type="float" office:value="-1.38777878078145E-017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SUM(MINVERSE({40;30|20;10}))" office:value-type="float" office:value="-1.38777878078145E-017" calcext:value-type="float">
            <text:p/>
          </table:table-cell>
          <table:table-cell/>
          <table:table-cell table:style-name="ce1"/>
          <table:table-cell table:number-columns-repeated="2"/>
          <table:table-cell table:style-name="ce1" table:formula="of:=[.B8]=[.G10]" office:value-type="boolean" office:boolean-value="true" calcext:value-type="boolean">
            <text:p/>
          </table:table-cell>
          <table:table-cell table:style-name="ce1" table:formula="of:=[.C8]=[.H10]" office:value-type="boolean" office:boolean-value="true" calcext:value-type="boolean">
            <text:p/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 table:formula="of:=[.B9]=[.G11]" office:value-type="boolean" office:boolean-value="true" calcext:value-type="boolean">
            <text:p/>
          </table:table-cell>
          <table:table-cell table:style-name="ce1" table:formula="of:=[.C9]=[.H11]" office:value-type="boolean" office:boolean-value="true" calcext:value-type="boolean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00:58:06.611139008</meta:creation-date>
    <dc:date>2017-02-05T00:58:20.827427253</dc:date>
    <meta:editing-duration>P0D</meta:editing-duration>
    <meta:editing-cycles>1</meta:editing-cycles>
    <meta:document-statistic meta:table-count="1" meta:cell-count="26" meta:object-count="0"/>
    <meta:generator>LibreOffice/4.2.3.3$Linux_x86 LibreOffice_project/882f8a0a489bc99a9e60c7905a60226254cb6ff0</meta:generator>
  </office:meta>
</office:document-meta>
</file>